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style:font-name="Liberation Sans1"/>
    </style:style>
    <style:style style:name="ce2" style:family="table-cell" style:parent-style-name="Default" style:data-style-name="N122"/>
    <style:style style:name="ce7" style:family="table-cell" style:parent-style-name="Default">
      <style:table-cell-properties fo:background-color="#729fcf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9pt" svg:height="255.17pt" svg:x="93.57pt" svg:y="236.27pt">
            <draw:object draw:notify-on-update-of-ranges="Sheet1.D12:Sheet1.D15 Sheet1.E11:Sheet1.E11 Sheet1.E12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4" office:value-type="string" calcext:value-type="string">
            <text:p>Measurements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ν [Hz]</text:p>
          </table:table-cell>
          <table:table-cell table:style-name="Default" office:value-type="string" calcext:value-type="string">
            <text:p>WindMax<text:span text:style-name="T1">1</text:span> [/]</text:p>
          </table:table-cell>
          <table:table-cell table:style-name="Default" office:value-type="string" calcext:value-type="string">
            <text:p>WindMax<text:span text:style-name="T1">2</text:span> [/]</text:p>
          </table:table-cell>
          <table:table-cell office:value-type="string" calcext:value-type="string">
            <text:p>WindMax<text:span text:style-name="T1">3</text:span> [/]</text:p>
          </table:table-cell>
          <table:table-cell table:style-name="Default" office:value-type="string" calcext:value-type="string">
            <text:p>WindMax<text:span text:style-name="T1">4</text:span> [/]</text:p>
          </table:table-cell>
          <table:table-cell office:value-type="string" calcext:value-type="string">
            <text:p>WindMax<text:span text:style-name="T1">5</text:span> [/]</text:p>
          </table:table-cell>
          <table:table-cell table:style-name="ce7" office:value-type="string" calcext:value-type="string">
            <text:p>WindMax<text:span text:style-name="T1">mede</text:span><text:span text:style-name="T2"> [/]</text:span>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/>
          <table:table-cell table:style-name="ce2"/>
        </table:table-row>
        <table:table-row table:style-name="ro1" table:number-rows-repeated="3">
          <table:table-cell table:number-columns-repeated="11"/>
          <table:table-cell table:style-name="ce2"/>
        </table:table-row>
        <table:table-row table:style-name="ro2">
          <table:table-cell/>
          <table:table-cell table:style-name="ce5" office:value-type="string" calcext:value-type="string">
            <text:p>ν [Hz]</text:p>
          </table:table-cell>
          <table:table-cell table:style-name="Default" office:value-type="string" calcext:value-type="string">
            <text:p>v<text:span text:style-name="T1">t</text:span><text:span text:style-name="T2"> [m/s]</text:span></text:p>
          </table:table-cell>
          <table:table-cell table:style-name="Default" office:value-type="string" calcext:value-type="string">
            <text:p>v<text:span text:style-name="T1">t</text:span><text:span text:style-name="T2"> [km/h]</text:span></text:p>
          </table:table-cell>
          <table:table-cell table:style-name="ce7" office:value-type="string" calcext:value-type="string">
            <text:p>WindMax [/]</text:p>
          </table:table-cell>
          <table:table-cell table:style-name="Default" office:value-type="string" calcext:value-type="string">
            <text:p>U [mV]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*PI()*[.B12]*[.$H$13]" office:value-type="float" office:value="1.16238928182822" calcext:value-type="float">
            <text:p>1.2</text:p>
          </table:table-cell>
          <table:table-cell table:formula="of:=[.C12]*3.6" office:value-type="float" office:value="4.18460141458161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formula="of:=([.E12]/1024)*5000" office:value-type="float" office:value="102.5390625" calcext:value-type="float">
            <text:p>103</text:p>
          </table:table-cell>
          <table:table-cell/>
          <table:table-cell office:value-type="string" calcext:value-type="string">
            <text:p>r [m]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*PI()*[.B13]*[.$H$13]" office:value-type="float" office:value="2.32477856365645" calcext:value-type="float">
            <text:p>2.3</text:p>
          </table:table-cell>
          <table:table-cell table:formula="of:=[.C13]*3.6" office:value-type="float" office:value="8.36920282916321" calcext:value-type="float">
            <text:p>8.4</text:p>
          </table:table-cell>
          <table:table-cell office:value-type="float" office:value="42" calcext:value-type="float">
            <text:p>42</text:p>
          </table:table-cell>
          <table:table-cell table:formula="of:=([.E13]/1024)*5000" office:value-type="float" office:value="205.078125" calcext:value-type="float">
            <text:p>205</text:p>
          </table:table-cell>
          <table:table-cell/>
          <table:table-cell office:value-type="float" office:value="0.185" calcext:value-type="float">
            <text:p>0.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*PI()*[.B14]*[.$H$13]" office:value-type="float" office:value="3.48716784548467" calcext:value-type="float">
            <text:p>3.5</text:p>
          </table:table-cell>
          <table:table-cell table:formula="of:=[.C14]*3.6" office:value-type="float" office:value="12.5538042437448" calcext:value-type="float">
            <text:p>12.6</text:p>
          </table:table-cell>
          <table:table-cell office:value-type="float" office:value="67" calcext:value-type="float">
            <text:p>67</text:p>
          </table:table-cell>
          <table:table-cell table:formula="of:=([.E14]/1024)*5000" office:value-type="float" office:value="327.1484375" calcext:value-type="float">
            <text:p>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*PI()*[.B15]*[.$H$13]" office:value-type="float" office:value="4.64955712731289" calcext:value-type="float">
            <text:p>4.6</text:p>
          </table:table-cell>
          <table:table-cell table:formula="of:=[.C15]*3.6" office:value-type="float" office:value="16.7384056583264" calcext:value-type="float">
            <text:p>16.7</text:p>
          </table:table-cell>
          <table:table-cell office:value-type="float" office:value="95" calcext:value-type="float">
            <text:p>95</text:p>
          </table:table-cell>
          <table:table-cell table:formula="of:=([.E15]/1024)*5000" office:value-type="float" office:value="463.8671875" calcext:value-type="float">
            <text:p>464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5:09:58.71140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02:00:51.331466099</meta:creation-date>
    <dc:date>2021-09-20T16:52:51.447400246</dc:date>
    <meta:editing-duration>PT8H3M10S</meta:editing-duration>
    <meta:editing-cycles>31</meta:editing-cycles>
    <meta:generator>LibreOffice/6.1.5.2$Linux_ARM_EABI LibreOffice_project/1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 style:data-style-name="N2">
      <style:text-properties fo:font-size="12pt" fo:font-style="italic" fo:font-weight="bold"/>
    </style:style>
    <style:style style:name="ch14" style:family="chart">
      <style:chart-properties chart:solid-type="cuboid" chart:symbol-type="named-symbol" chart:symbol-name="x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3cm" xlink:href=".." xlink:type="simple" chart:class="chart:scatter" chart:style-name="ch1">
        <chart:title svg:x="5.633cm" svg:y="0.316cm" chart:style-name="ch2">
          <text:p>WindMax(v_tangential)</text:p>
        </chart:title>
        <chart:subtitle svg:x="6.559cm" svg:y="1.275cm" chart:style-name="ch3">
          <text:p>'Measurements'</text:p>
        </chart:subtitle>
        <chart:plot-area chart:style-name="ch4" table:cell-range-address="Sheet1.D12:Sheet1.E15 Sheet1.E11:Sheet1.E11" chart:data-source-has-labels="row" svg:x="1.33cm" svg:y="2.138cm" svg:width="14.336cm" svg:height="5.704cm">
          <chartooo:coordinate-region svg:x="1.951cm" svg:y="2.337cm" svg:width="13.197cm" svg:height="4.858cm"/>
          <chart:axis chart:dimension="x" chart:name="primary-x" chart:style-name="ch5">
            <chart:title svg:x="7.012cm" svg:y="8.022cm" chart:style-name="ch6">
              <text:p>v_tangential [ km/h 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96cm" chart:style-name="ch10">
              <text:p>WindMax [ / 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E12:Sheet1.E15" chart:label-cell-address="Sheet1.E11:Sheet1.E11" chart:class="chart:scatter">
            <chart:domain table:cell-range-address="Sheet1.D12:Sheet1.D15"/>
            <chart:regression-curve chart:style-name="ch12">
              <chart:equation chart:display-equation="true" chart:display-r-square="false" svg:x="10.141cm" svg:y="5.1cm" chart:style-name="ch13"/>
            </chart:regression-curve>
            <chart:data-point/>
            <chart:data-point chart:style-name="ch14" chart:repeated="2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WindMax [/]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8460141458161">
                <text:p>4.18460141458161</text:p>
                <draw:g>
                  <svg:desc>Sheet1.D12:Sheet1.D15</svg:desc>
                </draw:g>
              </table:table-cell>
              <table:table-cell office:value-type="float" office:value="21">
                <text:p>21</text:p>
                <draw:g>
                  <svg:desc>Sheet1.E1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6920282916321">
                <text:p>8.369202829163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538042437448">
                <text:p>12.55380424374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7384056583264">
                <text:p>16.738405658326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